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14.878cm"/>
    </style:style>
    <style:style style:name="co6" style:family="table-column">
      <style:table-column-properties fo:break-before="auto" style:column-width="9.88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5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Courier" fo:font-size="10pt" style:font-size-asian="10pt" style:font-size-complex="10pt"/>
    </style:style>
    <style:style style:name="ce7" style:family="table-cell" style:parent-style-name="Default">
      <style:table-cell-properties fo:background-color="#ffcc99"/>
      <style:text-properties fo:color="#000000" style:font-name="Courier" fo:font-size="10pt" style:font-size-asian="10pt" style:font-size-complex="10pt"/>
    </style:style>
    <style:style style:name="ce8" style:family="table-cell" style:parent-style-name="Default">
      <style:text-properties fo:color="#287738" style:font-name="Courier" fo:font-size="10pt" style:font-size-asian="10pt" style:font-size-complex="10pt"/>
    </style:style>
    <style:style style:name="ce9" style:family="table-cell" style:parent-style-name="Default">
      <style:table-cell-properties fo:background-color="#e6e6ff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able-cell-properties fo:background-color="#eaa94c"/>
      <style:text-properties fo:color="#000000" style:font-name="Courier" fo:font-size="10pt" style:font-size-asian="10pt" style:font-size-complex="10pt"/>
    </style:style>
    <style:style style:name="ce11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13" style:family="table-cell" style:parent-style-name="Default">
      <style:table-cell-properties fo:background-color="#f7f0a7" style:text-align-source="fix" style:repeat-content="false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5" style:family="table-cell" style:parent-style-name="Default">
      <style:table-cell-properties fo:background-color="#e6e6ff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6" style:family="table-cell" style:parent-style-name="Default">
      <style:table-cell-properties fo:background-color="#ffffff"/>
      <style:text-properties fo:color="#000000"/>
    </style:style>
    <style:style style:name="ce17" style:family="table-cell" style:parent-style-name="Default">
      <style:table-cell-properties fo:background-color="#e6e6ff"/>
      <style:text-properties fo:color="#000000"/>
    </style:style>
    <style:style style:name="ce18" style:family="table-cell" style:parent-style-name="Default">
      <style:table-cell-properties fo:background-color="#ffffff"/>
      <style:text-properties fo:color="#000000" style:font-name="Courier"/>
    </style:style>
    <style:style style:name="ce19" style:family="table-cell" style:parent-style-name="Default">
      <style:table-cell-properties fo:background-color="#eaa94c" fo:wrap-option="no-wrap"/>
      <style:text-properties fo:color="#000000" style:font-name="Courier" fo:font-size="10pt" fo:font-weight="bold" style:font-size-asian="10pt" style:font-size-complex="10pt"/>
    </style:style>
    <style:style style:name="ce20" style:family="table-cell" style:parent-style-name="Default">
      <style:table-cell-properties fo:background-color="transparent" fo:wrap-option="no-wrap"/>
      <style:text-properties style:use-window-font-color="true" style:font-name="Courier" fo:font-size="10pt" style:font-size-asian="10pt" style:font-size-complex="10pt"/>
    </style:style>
    <style:style style:name="ce21" style:family="table-cell" style:parent-style-name="Default">
      <style:table-cell-properties fo:background-color="#f7f0a7" fo:wrap-option="no-wrap"/>
      <style:text-properties style:use-window-font-color="true" style:font-name="Courier" fo:font-size="10pt" fo:font-weight="bold" style:font-size-asian="10pt" style:font-size-complex="10pt"/>
    </style:style>
    <style:style style:name="ce22" style:family="table-cell" style:parent-style-name="Default">
      <style:table-cell-properties fo:wrap-option="no-wrap"/>
      <style:text-properties style:font-name="Courier" fo:font-size="10pt" style:font-size-asian="10pt" style:font-size-complex="10pt"/>
    </style:style>
    <style:style style:name="ce23" style:family="table-cell" style:parent-style-name="Default">
      <style:table-cell-properties fo:background-color="#ccffcc" fo:wrap-option="no-wrap"/>
      <style:text-properties fo:color="#000000" style:font-name="Courier" fo:font-size="10pt" style:font-size-asian="10pt" style:font-size-complex="10pt"/>
    </style:style>
    <style:style style:name="ce24" style:family="table-cell" style:parent-style-name="Default">
      <style:table-cell-properties fo:background-color="#ffffff" fo:wrap-option="no-wrap"/>
      <style:text-properties fo:color="#000000" style:font-name="Courier" fo:font-size="10pt" style:font-size-asian="10pt" style:font-size-complex="10pt"/>
    </style:style>
    <style:style style:name="ce25" style:family="table-cell" style:parent-style-name="Default">
      <style:table-cell-properties fo:background-color="#ffffff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6" style:family="table-cell" style:parent-style-name="Default">
      <style:table-cell-properties fo:background-color="#ffcc99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7" style:family="table-cell" style:parent-style-name="Default">
      <style:table-cell-properties fo:wrap-option="no-wrap"/>
      <style:text-properties fo:color="#287738" style:font-name="Courier" fo:font-size="10pt" style:font-name-asian="DejaVu LGC Sans" style:font-size-asian="10pt" style:font-name-complex="DejaVu LGC Sans" style:font-size-complex="10pt"/>
    </style:style>
    <style:style style:name="ce28" style:family="table-cell" style:parent-style-name="Default">
      <style:table-cell-properties fo:background-color="#ffcc99" fo:wrap-option="no-wrap"/>
      <style:text-properties fo:color="#000000" style:font-name="Courier" fo:font-size="10pt" style:font-size-asian="10pt" style:font-size-complex="10pt"/>
    </style:style>
    <style:style style:name="ce29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aa94c" fo:wrap-option="no-wrap"/>
      <style:text-properties fo:color="#000000" style:font-name="Courier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</office:automatic-styles>
  <office:body>
    <office:spreadsheet>
      <table:table table:name="connector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6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22"/>
        <table:table-column table:style-name="co1" table:number-columns-repeated="240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11"/>
          <table:table-cell table:style-name="ce11" office:value-type="string">
            <text:p>FILECONNECTOR</text:p>
          </table:table-cell>
          <table:table-cell table:style-name="ce1"/>
          <table:table-cell table:style-name="ce11" table:number-columns-repeated="3"/>
          <table:table-cell table:style-name="ce1" table:number-columns-repeated="5"/>
          <table:table-cell table:style-name="ce19"/>
          <table:table-cell table:style-name="ce31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USEFOR</text:p>
          </table:table-cell>
          <table:table-cell table:style-name="ce2" office:value-type="string">
            <text:p>S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CPROFID</text:p>
          </table:table-cell>
          <table:table-cell table:style-name="ce2" office:value-type="float" office:value="504">
            <text:p>504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13" office:value-type="string">
            <text:p>order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31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NAME</text:p>
          </table:table-cell>
          <table:table-cell table:style-name="ce6" table:formula="of:=[.B10]" office:value-type="string" office:string-value="IFC_GENERAL">
            <text:p>IFC_GENERAL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DESCR</text:p>
          </table:table-cell>
          <table:table-cell table:style-name="ce6" table:formula="of:=[.B10]" office:value-type="string" office:string-value="IFC_GENERAL">
            <text:p>IFC_GENERAL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longtext</text:p>
          </table:table-cell>
          <table:table-cell table:style-name="ce6" table:formula="of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10]+100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MODE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typ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7]+10" office:value-type="float" office:value="1110">
            <text:p>1110</text:p>
          </table:table-cell>
          <table:table-cell table:style-name="ce6" office:value-type="string">
            <text:p>O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6" office:value-type="string">
            <text:p>fileconnector.php</text:p>
          </table:table-cell>
          <table:table-cell table:style-name="ce6" office:value-type="string">
            <text:p>listProtocols()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HOST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hos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120">
            <text:p>112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host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ORT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or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30">
            <text:p>113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ort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LOGIN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logi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]+10" office:value-type="float" office:value="1140">
            <text:p>114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login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ASSWORD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asswor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password</text:p>
          </table:table-cell>
          <table:table-cell table:style-name="ce6" table:formula="of:=[.H21]+10" office:value-type="float" office:value="1150">
            <text:p>115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ssword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ATH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f:=[.H22]+10" office:value-type="float" office:value="1160">
            <text:p>116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th)</text:p>
          </table:table-cell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URIS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URI computed (secure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f:=[.H23]+10" office:value-type="float" office:value="1170">
            <text:p>117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::verifyNewCxFiles(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OPENED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is accessi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f:=[.H24]+10" office:value-type="float" office:value="1180">
            <text:p>118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LASTSCAN</text:p>
          </table:table-cell>
          <table:table-cell table:style-name="ce6" table:formula="of:=[.B17]" office:value-type="string" office:string-value="IFC_ACCESS">
            <text:p>IFC_ACCESS</text:p>
          </table:table-cell>
          <table:table-cell table:style-name="ce6" office:value-type="string">
            <text:p>last sca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imestamp("%A %d %B %Y %X")</text:p>
          </table:table-cell>
          <table:table-cell table:style-name="ce6" table:formula="of:=[.H25]+10" office:value-type="float" office:value="1190">
            <text:p>119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17]+1000" office:value-type="float" office:value="2100">
            <text:p>2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IFC_LIST</text:p>
          </table:table-cell>
          <table:table-cell table:style-name="ce7" table:formula="of:=[.B28]" office:value-type="string" office:string-value="IFC_SPEC">
            <text:p>IFC_SPEC</text:p>
          </table:table-cell>
          <table:table-cell table:style-name="ce7" office:value-type="string">
            <text:p>rul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28]+10" office:value-type="float" office:value="2110">
            <text:p>2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26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NAME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n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]+10" office:value-type="float" office:value="2120">
            <text:p>21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PATTERN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patter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]+10" office:value-type="float" office:value="2130">
            <text:p>2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FAMILY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family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31]+10" office:value-type="float" office:value="2140">
            <text:p>214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/>
          <table:table-cell table:style-name="ce6" office:value-type="string">
            <text:p>::checkFamily()</text:p>
          </table:table-cell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FAMILY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famil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]+10" office:value-type="float" office:value="2150">
            <text:p>21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amiliesWithFile(D,IFC_SL_FAMILY):IFC_SL_FAMILYID,IFC_SL_FAMILY,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ATTR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attr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]+10" office:value-type="float" office:value="2160">
            <text:p>216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ATT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attribu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]+10" office:value-type="float" office:value="2170">
            <text:p>21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ilesAttr(D,IFC_SL_FAMILYID,IFC_SL_ATTR):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DIRID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dir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35]+10" office:value-type="float" office:value="2180">
            <text:p>218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DIRID):IFC_SL_DI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DI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move 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]+10" office:value-type="float" office:value="2190">
            <text:p>219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REEDOM&amp;action=FREEDOM_VIEW&amp;dirid=%IFC_SL_DIRID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DIR,IFC_SL_DIR):IFC_SL_DIRID,IFC_SL_DIR</text:p>
          </table:table-cell>
          <table:table-cell table:style-name="ce6" office:value-type="string">
            <text:p>%S%app=GENERIC&amp;action=GENERIC_EDIT&amp;classid=DIR</text:p>
          </table:table-cell>
          <table:table-cell table:style-name="ce6"/>
          <table:table-cell table:style-name="ce25" office:value-type="string">
            <text:p>eltitle=create folder|ltarget=dir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SL_SUPPR</text:p>
          </table:table-cell>
          <table:table-cell table:style-name="ce6" table:formula="of:=[.B29]" office:value-type="string" office:string-value="IFC_LIST">
            <text:p>IFC_LIST</text:p>
          </table:table-cell>
          <table:table-cell table:style-name="ce6" office:value-type="string">
            <text:p>suppress after impor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37]+10" office:value-type="float" office:value="2200">
            <text:p>220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PROGRAM</text:p>
          </table:table-cell>
          <table:table-cell table:style-name="ce5"/>
          <table:table-cell table:style-name="ce5" office:value-type="string">
            <text:p>programmation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28]+1000" office:value-type="float" office:value="3100">
            <text:p>3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RUN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acti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f:=[.H40]+10" office:value-type="float" office:value="3110">
            <text:p>3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DEFAULT</text:p>
          </table:table-cell>
          <table:table-cell table:style-name="ce8" office:value-type="string">
            <text:p>IFC_P_RUN</text:p>
          </table:table-cell>
          <table:table-cell table:style-name="ce8" office:value-type="float" office:value="0">
            <text:p>0</text:p>
          </table:table-cell>
          <table:table-cell table:style-name="ce8" table:number-columns-repeated="12"/>
          <table:table-cell table:style-name="ce2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PROCID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proc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41]+10" office:value-type="float" office:value="3120">
            <text:p>3120</text:p>
          </table:table-cell>
          <table:table-cell table:style-name="ce6" office:value-type="string">
            <text:p>H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PROC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proces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]+10" office:value-type="float" office:value="3130">
            <text:p>3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CARD&amp;id=%IFC_P_PROCID%</text:p>
          </table:table-cell>
          <table:table-cell table:style-name="ce6" table:number-columns-repeated="4"/>
          <table:table-cell table:style-name="ce24" office:value-type="string">
            <text:p>ltarget=proc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DATEEXEC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exec 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f:=[.H44]+10" office:value-type="float" office:value="3140">
            <text:p>31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4" office:value-type="string">
            <text:p>showempty=--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DAY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day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5]+10" office:value-type="float" office:value="3150">
            <text:p>315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,24|24,25|25,26|26,27|27,28|28,29|29,30|30,31|31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HOUR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hour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6]+10" office:value-type="float" office:value="3160">
            <text:p>316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P_CPERMIN</text:p>
          </table:table-cell>
          <table:table-cell table:style-name="ce6" table:formula="of:=[.B40]" office:value-type="string" office:string-value="IFC_PROGRAM">
            <text:p>IFC_PROGRAM</text:p>
          </table:table-cell>
          <table:table-cell table:style-name="ce6" office:value-type="string">
            <text:p>min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47]+10" office:value-type="float" office:value="3170">
            <text:p>317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5|5,10|10,15|15,20|20,25|25,30|30,35|35,40|40,45|45,50|50,55|55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f:=[.H40]+1000" office:value-type="float" office:value="4100">
            <text:p>410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IFC_C_LIST</text:p>
          </table:table-cell>
          <table:table-cell table:style-name="ce7" table:formula="of:=[.B51]" office:value-type="string" office:string-value="IFC_CONTENT">
            <text:p>IFC_CONTENT</text:p>
          </table:table-cell>
          <table:table-cell table:style-name="ce7" office:value-type="string">
            <text:p>fil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51]+10" office:value-type="float" office:value="4110">
            <text:p>4110</text:p>
          </table:table-cell>
          <table:table-cell table:style-name="ce7" office:value-type="string">
            <text:p>R</text:p>
          </table:table-cell>
          <table:table-cell table:style-name="ce7" table:number-columns-repeated="6"/>
          <table:table-cell table:style-name="ce28" office:value-type="string">
            <text:p>sorttable=yes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MATCH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match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]+10" office:value-type="float" office:value="4120">
            <text:p>412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NAM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n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]+10" office:value-type="float" office:value="4130">
            <text:p>4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::transfertCxFile(%IFC_C_NAME%,1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SIZ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siz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54]+10" office:value-type="float" office:value="4140">
            <text:p>414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MTIM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modification ti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f:=[.H55]+10" office:value-type="float" office:value="4150">
            <text:p>415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IFC_C_STATE</text:p>
          </table:table-cell>
          <table:table-cell table:style-name="ce6" table:formula="of:=[.B52]" office:value-type="string" office:string-value="IFC_C_LIST">
            <text:p>IFC_C_LIST</text:p>
          </table:table-cell>
          <table:table-cell table:style-name="ce6" office:value-type="string">
            <text:p>st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56]+10" office:value-type="float" office:value="4160">
            <text:p>41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N|new,I|imported,D|deleted,U|unknown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TRANSFERT</text:p>
          </table:table-cell>
          <table:table-cell table:style-name="ce9"/>
          <table:table-cell table:style-name="ce9" office:value-type="string">
            <text:p>import new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2">
            <text:p>10000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transfert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SCANDIR</text:p>
          </table:table-cell>
          <table:table-cell table:style-name="ce9"/>
          <table:table-cell table:style-name="ce9" office:value-type="string">
            <text:p>check new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0">
            <text:p>10000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verify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IFC_MENU_RESET</text:p>
          </table:table-cell>
          <table:table-cell table:style-name="ce9"/>
          <table:table-cell table:style-name="ce9" office:value-type="string">
            <text:p>clear list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1">
            <text:p>10000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resetScan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4"/>
          <table:table-cell table:style-name="ce30"/>
          <table:table-cell table:number-columns-repeated="240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text> </number:text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</number:text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5"/>
    </number:number-style>
    <number:number-style style:name="N185">
      <number:number number:decimal-places="0" number:min-integer-digits="4"/>
    </number:number-style>
    <number:number-style style:name="N186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currency-style style:name="N18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7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4/09/2012</text:date>, <text:time>10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arc Claverie</meta:initial-creator>
    <meta:creation-date>2008-12-05T11:10:43</meta:creation-date>
    <dc:date>2012-09-04T10:37:21</dc:date>
    <meta:editing-cycles>108</meta:editing-cycles>
    <meta:editing-duration>P1DT21H19M21S</meta:editing-duration>
    <dc:creator>Nicolas Thing-leoh</dc:creator>
    <meta:document-statistic meta:table-count="1" meta:cell-count="460" meta:object-count="0"/>
    <meta:user-defined meta:name="Info 1"/>
    <meta:user-defined meta:name="Info 2"/>
    <meta:user-defined meta:name="Info 3"/>
    <meta:user-defined meta:name="Info 4"/>
  </office:meta>
</office:document-meta>
</file>